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3.7cm" svg:x2="15.605cm" svg:y2="16.875cm">
          <text:p/>
        </draw:line>
        <draw:line draw:style-name="gr1" draw:text-style-name="P1" draw:layer="layout" svg:x1="3.54cm" svg:y1="22.59cm" svg:x2="3.54cm" svg:y2="12.43cm">
          <text:p/>
        </draw:line>
        <draw:line draw:style-name="gr1" draw:text-style-name="P1" draw:layer="layout" svg:x1="2.27cm" svg:y1="14.97cm" svg:x2="13.7cm" svg:y2="6.715cm">
          <text:p/>
        </draw:line>
        <draw:line draw:style-name="gr2" draw:text-style-name="P1" draw:layer="layout" svg:x1="2.27cm" svg:y1="13.7cm" svg:x2="2.27cm" svg:y2="14.335cm">
          <text:p/>
        </draw:line>
        <draw:frame draw:style-name="gr3" draw:layer="layout" svg:width="1.594cm" svg:height="0.962cm" svg:x="1.311cm" svg:y="14.335cm">
          <draw:text-box>
            <text:p>-0.2</text:p>
          </draw:text-box>
        </draw:frame>
        <draw:line draw:style-name="gr2" draw:text-style-name="P1" draw:layer="layout" svg:x1="12.43cm" svg:y1="15.913cm" svg:x2="12.43cm" svg:y2="16.548cm">
          <text:p/>
        </draw:line>
        <draw:frame draw:style-name="gr3" draw:layer="layout" svg:width="1.383cm" svg:height="0.962cm" svg:x="11.471cm" svg:y="16.548cm">
          <draw:text-box>
            <text:p>2.0</text:p>
          </draw:text-box>
        </draw:frame>
        <draw:polygon draw:style-name="gr4" draw:text-style-name="P1" draw:layer="layout" svg:width="10.159cm" svg:height="8.254cm" svg:x="2.27cm" svg:y="15.605cm" svg:viewBox="0 0 10160 8255" draw:points="0,5715 0,0 10160,2540 10160,8255">
          <text:p/>
        </draw:polygon>
        <draw:frame draw:style-name="gr3" draw:layer="layout" svg:width="1.594cm" svg:height="0.962cm" svg:x="0.676cm" svg:y="20.685cm">
          <draw:text-box>
            <text:p>-5.0</text:p>
          </draw:text-box>
        </draw:frame>
        <draw:frame draw:style-name="gr3" draw:layer="layout" svg:width="1.594cm" svg:height="0.962cm" svg:x="0.676cm" svg:y="15.278cm">
          <draw:text-box>
            <text:p>-1.0</text:p>
          </draw:text-box>
        </draw:frame>
        <draw:line draw:style-name="gr2" draw:text-style-name="P1" draw:layer="layout" svg:x1="1.635cm" svg:y1="18.78cm" svg:x2="7.35cm" svg:y2="20.283cm">
          <text:p/>
        </draw:line>
        <draw:frame draw:style-name="gr3" draw:layer="layout" svg:width="1.594cm" svg:height="0.962cm" svg:x="14.011cm" svg:y="21.955cm">
          <draw:text-box>
            <text:p>-3.0</text:p>
          </draw:text-box>
        </draw:frame>
        <draw:frame draw:style-name="gr3" draw:layer="layout" svg:width="1.594cm" svg:height="0.962cm" svg:x="14.011cm" svg:y="20.358cm">
          <draw:text-box>
            <text:p>-2.0</text:p>
          </draw:text-box>
        </draw:frame>
        <draw:line draw:style-name="gr2" draw:text-style-name="P1" draw:layer="layout" svg:x1="7.35cm" svg:y1="16.24cm" svg:x2="7.35cm" svg:y2="23.86cm">
          <text:p/>
        </draw:line>
        <draw:frame draw:style-name="gr5" draw:text-style-name="P2" draw:layer="layout" svg:width="2.796cm" svg:height="0.962cm" svg:x="3.851cm" svg:y="20.05cm">
          <draw:text-box>
            <text:p text:style-name="P2">0.1 / 0.6</text:p>
          </draw:text-box>
        </draw:frame>
        <draw:frame draw:style-name="gr5" draw:text-style-name="P2" draw:layer="layout" svg:width="2.796cm" svg:height="0.962cm" svg:x="8.364cm" svg:y="21.955cm">
          <draw:text-box>
            <text:p text:style-name="P2">0.2 / 0.7</text:p>
          </draw:text-box>
        </draw:frame>
        <draw:frame draw:style-name="gr5" draw:text-style-name="P2" draw:layer="layout" svg:width="2.796cm" svg:height="0.962cm" svg:x="2.905cm" svg:y="16.875cm">
          <draw:text-box>
            <text:p text:style-name="P2">0.3 / 0.8</text:p>
          </draw:text-box>
        </draw:frame>
        <draw:frame draw:style-name="gr5" draw:text-style-name="P2" draw:layer="layout" svg:width="2.796cm" svg:height="0.962cm" svg:x="8.999cm" svg:y="18.453cm">
          <draw:text-box>
            <text:p text:style-name="P2">0.4 / 0.9</text:p>
          </draw:text-box>
        </draw:frame>
        <draw:line draw:style-name="gr2" draw:text-style-name="P1" draw:layer="layout" svg:x1="1.636cm" svg:y1="17.511cm" svg:x2="7.529cm" svg:y2="19.062cm">
          <text:p/>
        </draw:line>
        <draw:frame draw:style-name="gr3" draw:layer="layout" svg:width="1.594cm" svg:height="0.962cm" svg:x="14.011cm" svg:y="22.898cm">
          <draw:text-box>
            <text:p>-4.0</text:p>
          </draw:text-box>
        </draw:frame>
        <draw:line draw:style-name="gr2" draw:text-style-name="P1" draw:layer="layout" svg:x1="7.35cm" svg:y1="21.32cm" svg:x2="13.179cm" svg:y2="22.854cm">
          <text:p/>
        </draw:line>
        <draw:line draw:style-name="gr2" draw:text-style-name="P1" draw:layer="layout" svg:x1="7.351cm" svg:y1="20.283cm" svg:x2="13.18cm" svg:y2="21.817cm">
          <text:p/>
        </draw:line>
        <draw:line draw:style-name="gr2" draw:text-style-name="P1" draw:layer="layout" svg:x1="1.521cm" svg:y1="20.421cm" svg:x2="7.35cm" svg:y2="21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964cm" fo:margin-bottom="3.094cm" fo:margin-left="0.479cm" fo:margin-right="4.79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Weinzierl</meta:initial-creator>
    <meta:creation-date>2011-06-21T13:57:46</meta:creation-date>
    <dc:date>2011-06-21T14:28:01</dc:date>
    <dc:creator>Tobias Weinzierl</dc:creator>
    <meta:editing-duration>PT00H30M18S</meta:editing-duration>
    <meta:editing-cycles>6</meta:editing-cycles>
    <meta:generator>OpenOffice.org/3.2$Unix OpenOffice.org_project/320m12$Build-9483</meta:generator>
    <meta:document-statistic meta:object-count="23"/>
  </office:meta>
</office:document-meta>
</file>